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6600" draw:textarea-horizontal-align="justify" draw:textarea-vertical-align="top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7.59cm" svg:height="10.7cm" svg:x="2.5cm" svg:y="5.1cm">
          <text:p text:style-name="P1">Business logic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8.09cm" svg:height="10.7cm" svg:x="12.5cm" svg:y="5.1cm">
          <text:p text:style-name="P1">User interfac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4cm" svg:height="3.1cm" svg:x="2.9cm" svg:y="9cm">
          <text:p text:style-name="P1">Fifa logic task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2cm" svg:height="3.1cm" svg:x="12.9cm" svg:y="7.1cm">
          <text:p text:style-name="P1">Input task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104cm" svg:height="3.2cm" svg:x="13cm" svg:y="11.3cm">
          <text:p text:style-name="P1">Display task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0.09cm" svg:y1="10.45cm" svg:x2="12.5cm" svg:y2="10.45cm" draw:start-shape="id1" draw:start-glue-point="1" draw:end-shape="id2" svg:d="M10090 10450h2410" svg:viewBox="0 0 241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6T23:02:09.609919207</meta:creation-date>
    <dc:date>2014-11-06T23:06:26.598361769</dc:date>
    <meta:editing-duration>P0D</meta:editing-duration>
    <meta:editing-cycles>1</meta:editing-cycles>
    <meta:document-statistic meta:object-count="6"/>
    <meta:generator>LibreOffice/4.2.7.2$Linux_X86_64 LibreOffice_project/420m0$Build-2</meta:generator>
  </office:meta>
</office:document-meta>
</file>